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7d7a9"/>
    </style:style>
    <style:style style:name="P2" style:family="paragraph" style:parent-style-name="Heading_20_3">
      <style:text-properties officeooo:rsid="000a28a6" officeooo:paragraph-rsid="000a28a6"/>
    </style:style>
    <style:style style:name="P3" style:family="paragraph" style:parent-style-name="Heading_20_3">
      <style:text-properties officeooo:rsid="000f4d13" officeooo:paragraph-rsid="000f4d13"/>
    </style:style>
    <style:style style:name="P4" style:family="paragraph" style:parent-style-name="Heading_20_3">
      <style:text-properties officeooo:rsid="001ae3c9" officeooo:paragraph-rsid="001ae3c9"/>
    </style:style>
    <style:style style:name="P5" style:family="paragraph" style:parent-style-name="Standard">
      <style:text-properties officeooo:rsid="0007f738" officeooo:paragraph-rsid="0007f738"/>
    </style:style>
    <style:style style:name="P6" style:family="paragraph" style:parent-style-name="Standard">
      <style:text-properties officeooo:rsid="0007f738" officeooo:paragraph-rsid="00089b2c"/>
    </style:style>
    <style:style style:name="P7" style:family="paragraph" style:parent-style-name="Standard">
      <style:text-properties officeooo:paragraph-rsid="0007f738"/>
    </style:style>
    <style:style style:name="P8" style:family="paragraph" style:parent-style-name="Standard">
      <style:text-properties officeooo:rsid="00089b2c" officeooo:paragraph-rsid="00089b2c"/>
    </style:style>
    <style:style style:name="P9" style:family="paragraph" style:parent-style-name="Standard">
      <style:text-properties officeooo:rsid="000af692" officeooo:paragraph-rsid="000af692"/>
    </style:style>
    <style:style style:name="P10" style:family="paragraph" style:parent-style-name="Standard">
      <style:text-properties officeooo:rsid="000b7625" officeooo:paragraph-rsid="000b7625"/>
    </style:style>
    <style:style style:name="P11" style:family="paragraph" style:parent-style-name="Standard">
      <style:text-properties officeooo:rsid="000c791e" officeooo:paragraph-rsid="000c791e"/>
    </style:style>
    <style:style style:name="P12" style:family="paragraph" style:parent-style-name="Standard">
      <style:text-properties officeooo:rsid="000cf5eb" officeooo:paragraph-rsid="000cf5eb"/>
    </style:style>
    <style:style style:name="P13" style:family="paragraph" style:parent-style-name="Standard">
      <style:text-properties officeooo:rsid="000cf5eb" officeooo:paragraph-rsid="000e9fd9"/>
    </style:style>
    <style:style style:name="P14" style:family="paragraph" style:parent-style-name="Standard">
      <style:text-properties officeooo:rsid="000f4d13" officeooo:paragraph-rsid="000f4d13"/>
    </style:style>
    <style:style style:name="P15" style:family="paragraph" style:parent-style-name="Standard">
      <style:text-properties officeooo:rsid="00106a39" officeooo:paragraph-rsid="00106a39"/>
    </style:style>
    <style:style style:name="P16" style:family="paragraph" style:parent-style-name="Standard">
      <style:text-properties officeooo:paragraph-rsid="000e9fd9"/>
    </style:style>
    <style:style style:name="P17" style:family="paragraph" style:parent-style-name="Text_20_body">
      <style:text-properties officeooo:paragraph-rsid="000a28a6"/>
    </style:style>
    <style:style style:name="T1" style:family="text">
      <style:text-properties officeooo:rsid="0007d7a9"/>
    </style:style>
    <style:style style:name="T2" style:family="text">
      <style:text-properties officeooo:rsid="0007f738"/>
    </style:style>
    <style:style style:name="T3" style:family="text">
      <style:text-properties officeooo:rsid="0009af4a"/>
    </style:style>
    <style:style style:name="T4" style:family="text">
      <style:text-properties officeooo:rsid="000a28a6"/>
    </style:style>
    <style:style style:name="T5" style:family="text">
      <style:text-properties officeooo:rsid="000af692"/>
    </style:style>
    <style:style style:name="T6" style:family="text">
      <style:text-properties officeooo:rsid="000b7625"/>
    </style:style>
    <style:style style:name="T7" style:family="text">
      <style:text-properties officeooo:rsid="000e9f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f67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1659" style:font-weight-asian="normal" style:font-weight-complex="normal"/>
    </style:style>
    <style:style style:name="T12" style:family="text">
      <style:text-properties fo:font-weight="normal" officeooo:rsid="0012c37e" style:font-weight-asian="normal" style:font-weight-complex="normal"/>
    </style:style>
    <style:style style:name="T13" style:family="text">
      <style:text-properties fo:font-weight="normal" officeooo:rsid="002ef670" style:font-weight-asian="normal" style:font-weight-complex="normal"/>
    </style:style>
    <style:style style:name="T14" style:family="text">
      <style:text-properties fo:font-weight="normal" officeooo:rsid="003271de" style:font-weight-asian="normal" style:font-weight-complex="normal"/>
    </style:style>
    <style:style style:name="T15" style:family="text">
      <style:text-properties officeooo:rsid="002c650b"/>
    </style:style>
    <style:style style:name="T16" style:family="text">
      <style:text-properties officeooo:rsid="002d45d4"/>
    </style:style>
    <style:style style:name="T17" style:family="text">
      <style:text-properties officeooo:rsid="002da81a"/>
    </style:style>
    <style:style style:name="T18" style:family="text">
      <style:text-properties officeooo:rsid="002ecf8e"/>
    </style:style>
    <style:style style:name="T19" style:family="text">
      <style:text-properties officeooo:rsid="002ef670"/>
    </style:style>
    <style:style style:name="T20" style:family="text">
      <style:text-properties officeooo:rsid="00304c8a"/>
    </style:style>
    <style:style style:name="T21" style:family="text">
      <style:text-properties officeooo:rsid="0030dba6"/>
    </style:style>
    <style:style style:name="T22" style:family="text">
      <style:text-properties officeooo:rsid="003271de"/>
    </style:style>
    <style:style style:name="T23" style:family="text">
      <style:text-properties officeooo:rsid="003468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Exercice 2</text:span></text:h>
      <text:p text:style-name="Standard">1. <text:span text:style-name="T1">A → abA | aaA | baA | bbA | epsilon</text:span></text:p>
      <text:p text:style-name="P5">2. La grammaire possède 2^n + 1 règles avec n la taille de l’alphabet.</text:p>
      <text:p text:style-name="P7"><text:span text:style-name="T2">3. S → aSb | aSbb | epsilon</text:span></text:p>
      <text:p text:style-name="P5">4.</text:p>
      <text:p text:style-name="P5"><text:tab/>F → f(E,E,E)</text:p>
      <text:p text:style-name="P5"><text:tab/>G → g(E,E)</text:p>
      <text:p text:style-name="P5"><text:tab/>H → h()</text:p>
      <text:p text:style-name="P5"><text:tab/>E → T + T | T – T | (E)</text:p>
      <text:p text:style-name="P5"><text:tab/>T → I * I | I / I | (T)</text:p>
      <text:p text:style-name="P5"><text:tab/>I → NUM | F | G | H | epsilon</text:p>
      <text:p text:style-name="P8">5.</text:p>
      <text:p text:style-name="P8"><text:tab/>F → f(E)</text:p>
      <text:p text:style-name="P8"><text:tab/><text:span text:style-name="T3">G → g(E)</text:span></text:p>
      <text:p text:style-name="P8"><text:tab/><text:span text:style-name="T2">E → </text:span>E , E | <text:span text:style-name="T2">T + T | T – T | (E)</text:span></text:p>
      <text:p text:style-name="P6"><text:tab/>T → I * I | I / I | (T)</text:p>
      <text:p text:style-name="P6"><text:tab/>I → NUM | F | G | H | epsilon</text:p>
      <text:h text:style-name="P2" text:outline-level="3">Exercice 4</text:h>
      <text:p text:style-name="P17"><text:span text:style-name="T4">1. </text:span><text:span text:style-name="T5">abba</text:span></text:p>
      <text:p text:style-name="Standard">P → SbS → SabS → SabSa → SabSba → abba</text:p>
      <text:p text:style-name="P9">P→ SbS → SbbS → SabbS → SabbSa → abba</text:p>
      <text:p text:style-name="P9"/>
      <text:p text:style-name="P10">2. if conditions then if conditions then instructions else instructions</text:p>
      <text:p text:style-name="P10"/>
      <text:p text:style-name="P11">S→ if C then S else S &gt; if C then if C then S else S → <text:span text:style-name="T6">if conditions then if conditions then instructions else instructions</text:span></text:p>
      <text:p text:style-name="P11"/>
      <text:p text:style-name="P11">S→ if C then S → if C then if C then S else S → <text:span text:style-name="T6">if conditions then if conditions then instructions else instructions</text:span></text:p>
      <text:p text:style-name="P11"/>
      <text:p text:style-name="P12">3. vrai ou vrai et faux</text:p>
      <text:p text:style-name="P12"/>
      <text:p text:style-name="P12">B → B ou B → B ou B et B → vrai ou vrai et faux</text:p>
      <text:p text:style-name="P16">B → B <text:span text:style-name="T7">et</text:span> B → B ou B et B → vrai ou vrai et faux</text:p>
      <text:p text:style-name="P13"/>
      <text:h text:style-name="P3" text:outline-level="3">Exercice 5</text:h>
      <text:p text:style-name="P14">1. ce qui créer la récursivité à gauche est <text:span text:style-name="T8">B ou B</text:span> et <text:span text:style-name="T8">B et B</text:span><text:span text:style-name="T10">.</text:span></text:p>
      <text:p text:style-name="P15"><text:span text:style-name="T10">2.</text:span></text:p>
      <text:p text:style-name="P15"><text:span text:style-name="T10"><text:tab/>B → non B | vrai </text:span><text:span text:style-name="T11">B’</text:span><text:span text:style-name="T10"> | faux </text:span><text:span text:style-name="T11">B’</text:span></text:p>
      <text:p text:style-name="P15"><text:span text:style-name="T11"><text:tab/>B’ → et B’ B’ | ou B’ B’ | </text:span><text:span text:style-name="T12">(B) | </text:span><text:span text:style-name="T11">epsilon </text:span></text:p>
      <text:h text:style-name="P4" text:outline-level="3">Exercice 6</text:h>
      <text:p text:style-name="Standard">1.</text:p>
      <text:p text:style-name="Standard"><text:tab/><text:span text:style-name="T15">S → <text:s/>aa</text:span><text:span text:style-name="T16">S’ </text:span><text:span text:style-name="T19">| </text:span><text:span text:style-name="T13">a</text:span><text:span text:style-name="T14">B</text:span><text:span text:style-name="T13">S</text:span><text:span text:style-name="T19">’</text:span></text:p>
      <text:p text:style-name="Standard"><text:tab/><text:span text:style-name="T15">S’ → aS’S’ | aS’ | epsilon</text:span></text:p>
      <text:p text:style-name="Standard"><text:tab/><text:span text:style-name="T16">A → </text:span><text:span text:style-name="T18">bS</text:span><text:span text:style-name="T20">A’</text:span><text:span text:style-name="T18"> | </text:span><text:span text:style-name="T16">bA’ | bbA’</text:span></text:p>
      <text:p text:style-name="Standard"><text:tab/><text:span text:style-name="T16">A’ → </text:span><text:span text:style-name="T18">bS | </text:span><text:span text:style-name="T16">aaA’ | bbaA’ | bA’ | epsilon</text:span></text:p>
      <text:p text:style-name="Standard"><text:tab/><text:span text:style-name="T16">B → B’ </text:span></text:p>
      <text:p text:style-name="Standard"><text:soft-page-break/><text:tab/><text:span text:style-name="T16">B’ → cB’ | c</text:span><text:span text:style-name="T23">A</text:span><text:span text:style-name="T20">B’</text:span><text:span text:style-name="T16"> | c</text:span><text:span text:style-name="T22">S</text:span><text:span text:style-name="T20">B’</text:span><text:span text:style-name="T16"> | epsil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cdbd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29:31.447045259</meta:creation-date>
    <meta:generator>LibreOffice/6.4.6.2$Linux_X86_64 LibreOffice_project/40$Build-2</meta:generator>
    <dc:date>2020-10-19T18:59:30.185700524</dc:date>
    <meta:editing-duration>PT1H29M33S</meta:editing-duration>
    <meta:editing-cycles>48</meta:editing-cycles>
    <meta:document-statistic meta:table-count="0" meta:image-count="0" meta:object-count="0" meta:page-count="2" meta:paragraph-count="40" meta:word-count="335" meta:character-count="1185" meta:non-whitespace-character-count="866"/>
  </office:meta>
</office:document-meta>
</file>